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options in the svn context menu commands depend on what you right-click on while in windows explorer. If you right-click while the cursor is on a file icon, the commands will be applicable to the file. If you right-click while the cursor is in an empty space of a folder, the commands will be applicable to the folder.</text:p>
      <text:h text:style-name="Heading_20_3" text:outline-level="3">Diff</text:h>
      <text:p text:style-name="Standard">Diffs with the previous version. This usually shows a side-by-side comparison of the modified version and the controlled version.</text:p>
      <text:p text:style-name="Standard"/>
      <text:h text:style-name="Heading_20_3" text:outline-level="3">Show Log</text:h>
      <text:p text:style-name="Standard">Used to read log messages of the file or the folder.</text:p>
      <text:p text:style-name="Standard"/>
      <text:h text:style-name="Heading_20_3" text:outline-level="3">Add To Ignore List</text:h>
      <text:p text:style-name="Standard">Tells svn to ignore a file (or extension) that you do not intend to be under version control. This way, you can have a file in a controlled folder but svn will ignore it each time you commit files of that folder. This is useful for output files (.exe, .out): It is common practice to commit only source files and project files that are needed to recreate the exact project.</text:p>
      <text:p text:style-name="Standard"/>
      <text:h text:style-name="Heading_20_3" text:outline-level="3">Commit</text:h>
      <text:p text:style-name="Standard">Used to commit a file to the repository. It is recommended that a comment be included on why the file was committed. Sometimes, the comment could include a version number (e.g. “Rev1.1.0: modified unit quantity from 3 to 10”).</text:p>
      <text:p text:style-name="Standard"/>
      <text:h text:style-name="Heading_20_3" text:outline-level="3">Get Lock</text:h>
      <text:p text:style-name="Standard">Used to lock a file to avoid it being modified by someone else. To grant other users commit access, it will need to be unlocked afterward. <text:s/>It is recommended that a comment be included on why the file was locked (e.g. “Making changes to timer functions”)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3T22:11:08.65</meta:creation-date>
    <meta:document-statistic meta:table-count="0" meta:image-count="0" meta:object-count="0" meta:page-count="1" meta:paragraph-count="11" meta:word-count="256" meta:character-count="1401"/>
    <dc:date>2010-02-24T08:33:57.65</dc:date>
    <meta:editing-duration>PT00H06M54S</meta:editing-duration>
    <meta:editing-cycles>1</meta:editing-cycles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